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1.6736in" style:rel-column-width="16384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03in" table:align="left"/>
    </style:style>
    <style:style style:name="Table2.A" style:family="table-column">
      <style:table-column-properties style:column-width="1.1153in"/>
    </style:style>
    <style:style style:name="Table2.B" style:family="table-column">
      <style:table-column-properties style:column-width="1.4299in"/>
    </style:style>
    <style:style style:name="Table2.C" style:family="table-column">
      <style:table-column-properties style:column-width="1.0806in"/>
    </style:style>
    <style:style style:name="Table2.D" style:family="table-column">
      <style:table-column-properties style:column-width="0.959in"/>
    </style:style>
    <style:style style:name="Table2.E" style:family="table-column">
      <style:table-column-properties style:column-width="0.5354in"/>
    </style:style>
    <style:style style:name="Table2.F" style:family="table-column">
      <style:table-column-properties style:column-width="1.570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3" style:family="table">
      <style:table-properties style:width="6.6903in" table:align="left"/>
    </style:style>
    <style:style style:name="Table3.A" style:family="table-column">
      <style:table-column-properties style:column-width="1.1153in"/>
    </style:style>
    <style:style style:name="Table3.B" style:family="table-column">
      <style:table-column-properties style:column-width="1.4299in"/>
    </style:style>
    <style:style style:name="Table3.C" style:family="table-column">
      <style:table-column-properties style:column-width="1.1521in"/>
    </style:style>
    <style:style style:name="Table3.D" style:family="table-column">
      <style:table-column-properties style:column-width="0.8875in"/>
    </style:style>
    <style:style style:name="Table3.E" style:family="table-column">
      <style:table-column-properties style:column-width="0.5354in"/>
    </style:style>
    <style:style style:name="Table3.F" style:family="table-column">
      <style:table-column-properties style:column-width="1.5701in"/>
    </style:style>
    <style:style style:name="Table3.A1" style:family="table-cell">
      <style:table-cell-properties fo:padding="0.0382in" fo:border="none"/>
    </style:style>
    <style:style style:name="Table3.F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text-properties style:font-name="Cantarell"/>
    </style:style>
    <style:style style:name="P3" style:family="paragraph" style:parent-style-name="Table_20_Contents">
      <style:paragraph-properties fo:text-align="center" style:justify-single-word="false"/>
      <style:text-properties style:font-name="Cantarell"/>
    </style:style>
    <style:style style:name="P4" style:family="paragraph" style:parent-style-name="Table_20_Contents">
      <style:paragraph-properties fo:text-align="center" style:justify-single-word="false"/>
      <style:text-properties style:font-name="Cantarell" officeooo:rsid="00203557" officeooo:paragraph-rsid="00203557"/>
    </style:style>
    <style:style style:name="P5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6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8" style:family="paragraph" style:parent-style-name="Standard">
      <style:text-properties style:font-name="Cantarell"/>
    </style:style>
    <style:style style:name="P9" style:family="paragraph" style:parent-style-name="Table_20_Contents">
      <style:text-properties style:font-name="Cantarell"/>
    </style:style>
    <style:style style:name="P10" style:family="paragraph" style:parent-style-name="Table_20_Contents">
      <style:paragraph-properties fo:text-align="end" style:justify-single-word="false"/>
      <style:text-properties style:font-name="Cantarell"/>
    </style:style>
    <style:style style:name="P11" style:family="paragraph" style:parent-style-name="Table_20_Contents">
      <style:paragraph-properties fo:text-align="center" style:justify-single-word="false"/>
      <style:text-properties style:font-name="Cantarell"/>
    </style:style>
    <style:style style:name="T1" style:family="text">
      <style:text-properties officeooo:rsid="00237e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columns-spanned="3" office:value-type="string">
            <text:p text:style-name="P6">PATIENT MEDICATION HISTORY</text:p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7">Patient :<text:placeholder text:placeholder-type="text">&lt;patient.name.lastname&gt;</text:placeholder>, <text:placeholder text:placeholder-type="text">&lt;patient.name.name&gt;</text:placeholder></text:p>
          </table:table-cell>
          <table:table-cell table:style-name="Table1.A2" office:value-type="string">
            <text:p text:style-name="P7"><text:span text:style-name="T1">PU</text:span>ID :<text:placeholder text:placeholder-type="text">&lt;patient.puid&gt;</text:placeholder></text:p>
          </table:table-cell>
          <table:table-cell table:style-name="Table1.C2" office:value-type="string">
            <text:p text:style-name="P5"><text:placeholder text:placeholder-type="text">&lt;if test="patient.sex == 'f'"&gt;</text:placeholder></text:p>
            <text:p text:style-name="P7">Female</text:p>
            <text:p text:style-name="P5"><text:placeholder text:placeholder-type="text">&lt;/if&gt;</text:placeholder></text:p>
            <text:p text:style-name="P5"><text:placeholder text:placeholder-type="text">&lt;if test="patient.sex == 'm'"&gt;</text:placeholder></text:p>
            <text:p text:style-name="P7">Male</text:p>
            <text:p text:style-name="P5"><text:placeholder text:placeholder-type="text">&lt;/if&gt;</text:placeholder></text:p>
          </table:table-cell>
        </table:table-row>
        <table:table-row>
          <table:table-cell table:style-name="Table1.A2" office:value-type="string">
            <text:p text:style-name="P7">Print Date <text:s/>: <text:placeholder text:placeholder-type="text">&lt;formatLang(datetime.date.today(), user.language)&gt;</text:placeholder>, <text:placeholder text:placeholder-type="text">&lt;time.strftime('%H:%M:%S')&gt;</text:placeholder></text:p>
          </table:table-cell>
          <table:table-cell table:style-name="Table1.C2" table:number-columns-spanned="2" office:value-type="string">
            <text:p text:style-name="P7">Age :<text:placeholder text:placeholder-type="text">&lt;patient.age&gt;</text:placeholder></text:p>
          </table:table-cell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">Medicament</text:p>
          </table:table-cell>
          <table:table-cell table:style-name="Table2.A1" office:value-type="string">
            <text:p text:style-name="P3">Indication</text:p>
          </table:table-cell>
          <table:table-cell table:style-name="Table2.A1" office:value-type="string">
            <text:p text:style-name="P3">Start</text:p>
          </table:table-cell>
          <table:table-cell table:style-name="Table2.A1" office:value-type="string">
            <text:p text:style-name="P3">End</text:p>
          </table:table-cell>
          <table:table-cell table:style-name="Table2.A1" office:value-type="string">
            <text:p text:style-name="P3">Active</text:p>
          </table:table-cell>
          <table:table-cell table:style-name="Table2.F1" office:value-type="string">
            <text:p text:style-name="P4">Prescribed by</text:p>
          </table:table-cell>
        </table:table-row>
      </table:table>
      <text:p text:style-name="P1"/>
      <text:p text:style-name="P1"><text:placeholder text:placeholder-type="text">&lt;for each="medication in patient.medications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"><text:placeholder text:placeholder-type="text">&lt;medication.medicament.name.name or ''&gt;</text:placeholder></text:p>
          </table:table-cell>
          <table:table-cell table:style-name="Table3.A1" office:value-type="string">
            <text:p text:style-name="P2"><text:placeholder text:placeholder-type="text">&lt;medication.indication.name or ''&gt;</text:placeholder></text:p>
          </table:table-cell>
          <table:table-cell table:style-name="Table3.A1" office:value-type="string">
            <text:p text:style-name="P10"><text:placeholder text:placeholder-type="text">&lt;if test="medication.start_treatment"&gt;</text:placeholder></text:p>
            <text:p text:style-name="P10"><text:placeholder text:placeholder-type="text">&lt;formatLang(medication.start_treatment, user.language, date=True)&gt;</text:placeholder></text:p>
            <text:p text:style-name="P10"><text:placeholder text:placeholder-type="text">&lt;/if&gt;</text:placeholder></text:p>
          </table:table-cell>
          <table:table-cell table:style-name="Table3.A1" office:value-type="string">
            <text:p text:style-name="P10"><text:placeholder text:placeholder-type="text">&lt;if test="medication.end_treatment"&gt;</text:placeholder></text:p>
            <text:p text:style-name="P10"><text:placeholder text:placeholder-type="text">&lt;formatLang(medication.end_treatment, user.language, date=True)&gt;</text:placeholder></text:p>
            <text:p text:style-name="P10"><text:placeholder text:placeholder-type="text">&lt;/if&gt;</text:placeholder></text:p>
          </table:table-cell>
          <table:table-cell table:style-name="Table3.A1" office:value-type="string">
            <text:p text:style-name="P3"><text:placeholder text:placeholder-type="text">&lt;medication.is_active and '*' or ''&gt;</text:placeholder></text:p>
          </table:table-cell>
          <table:table-cell table:style-name="Table3.F1" office:value-type="string">
            <text:p text:style-name="P2"><text:placeholder text:placeholder-type="text">&lt;medication.healthprof and medication.healthprof.name.name or ''&gt;</text:placeholder></text:p>
          </table:table-cell>
        </table:table-row>
      </table:table>
      <text:p text:style-name="P1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07-22T15:58:00.238777837</dc:date>
    <meta:editing-duration>P1DT23H34M54S</meta:editing-duration>
    <meta:editing-cycles>67</meta:editing-cycles>
    <meta:generator>LibreOffice/4.2.5.2$FreeBSD_X86_64 LibreOffice_project/420m0$Build-2</meta:generator>
    <meta:document-statistic meta:table-count="3" meta:image-count="0" meta:object-count="0" meta:page-count="1" meta:paragraph-count="31" meta:word-count="73" meta:character-count="856" meta:non-whitespace-character-count="813"/>
  </office:meta>
</office:document-meta>
</file>